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Consoloas" svg:font-family="Consoloas"/>
    <style:font-face style:name="ConsolasLiberation Serif" svg:font-family="'ConsolasLiberation Serif'" style:font-family-generic="roman"/>
    <style:font-face style:name="Calibri" svg:font-family="Calibri" style:font-family-generic="swiss"/>
    <style:font-face style:name="DejaVu Sans1" svg:font-family="'DejaVu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 fo:text-align="justify" style:justify-single-word="false" fo:break-before="page"/>
      <style:text-properties style:font-name="Calibri" officeooo:rsid="0004a4a6" officeooo:paragraph-rsid="0004a4a6"/>
    </style:style>
    <style:style style:name="P2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onsoloas" fo:font-weight="bold" officeooo:rsid="0004a4a6" officeooo:paragraph-rsid="0004a4a6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olibri" officeooo:rsid="0004a4a6" officeooo:paragraph-rsid="0004a4a6"/>
    </style:style>
    <style:style style:name="P4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onsolas" fo:font-weight="bold" officeooo:rsid="0004a4a6" officeooo:paragraph-rsid="0004a4a6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true" fo:text-align="justify" style:justify-single-word="false">
        <style:tab-stops>
          <style:tab-stop style:position="1.302in"/>
        </style:tab-stops>
      </style:paragraph-properties>
      <style:text-properties style:font-name="Consolas" fo:font-weight="bold" officeooo:rsid="0004a4a6" officeooo:paragraph-rsid="0004a4a6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true" fo:text-align="start" style:justify-single-word="false"/>
      <style:text-properties style:font-name="Consolas" fo:font-weight="bold" officeooo:rsid="0004a4a6" officeooo:paragraph-rsid="0004a4a6" style:font-weight-asian="bold" style:font-weight-complex="bold"/>
    </style:style>
    <style:style style:name="P7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onsolas" fo:font-style="normal" fo:font-weight="bold" officeooo:rsid="0004a4a6" officeooo:paragraph-rsid="0004a4a6" style:font-style-asian="normal" style:font-weight-asian="bold" style:font-style-complex="normal" style:font-weight-complex="bold"/>
    </style:style>
    <style:style style:name="P8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officeooo:rsid="0006d796" officeooo:paragraph-rsid="0006d796"/>
    </style:style>
    <style:style style:name="P9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officeooo:rsid="00077ba0" officeooo:paragraph-rsid="00077ba0"/>
    </style:style>
    <style:style style:name="P10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officeooo:rsid="00095d99" officeooo:paragraph-rsid="00095d99"/>
    </style:style>
    <style:style style:name="P11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officeooo:rsid="000a9e92" officeooo:paragraph-rsid="000a9e92"/>
    </style:style>
    <style:style style:name="P12" style:family="paragraph" style:parent-style-name="Text_20_body">
      <style:paragraph-properties fo:margin-top="0in" fo:margin-bottom="0in" loext:contextual-spacing="true" fo:text-align="justify" style:justify-single-word="false">
        <style:tab-stops>
          <style:tab-stop style:position="1.1252in"/>
        </style:tab-stops>
      </style:paragraph-properties>
      <style:text-properties style:font-name="Calibri" officeooo:rsid="000bf115" officeooo:paragraph-rsid="000bf115"/>
    </style:style>
    <style:style style:name="P13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officeooo:rsid="000d2a76" officeooo:paragraph-rsid="000d2a76"/>
    </style:style>
    <style:style style:name="P14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fo:font-style="italic" officeooo:rsid="000d2a76" officeooo:paragraph-rsid="000d2a76" style:font-style-asian="italic" style:font-style-complex="italic"/>
    </style:style>
    <style:style style:name="P15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fo:font-style="italic" officeooo:rsid="0004a4a6" officeooo:paragraph-rsid="0004a4a6" style:font-style-asian="italic" style:font-style-complex="italic"/>
    </style:style>
    <style:style style:name="P16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fo:font-style="italic" officeooo:rsid="000f9195" officeooo:paragraph-rsid="000f9195" style:font-style-asian="italic" style:font-style-complex="italic"/>
    </style:style>
    <style:style style:name="P17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fo:font-style="italic" officeooo:rsid="0010c50f" officeooo:paragraph-rsid="0010c50f" style:font-style-asian="italic" style:font-style-complex="italic"/>
    </style:style>
    <style:style style:name="P18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fo:font-style="italic" officeooo:rsid="0009e2b5" officeooo:paragraph-rsid="0009e2b5" style:font-style-asian="italic" style:font-style-complex="italic"/>
    </style:style>
    <style:style style:name="P19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officeooo:rsid="000ec04b" officeooo:paragraph-rsid="000ec04b"/>
    </style:style>
    <style:style style:name="P20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alibri" officeooo:rsid="00108620" officeooo:paragraph-rsid="00108620"/>
    </style:style>
    <style:style style:name="P21" style:family="paragraph" style:parent-style-name="Text_20_body">
      <style:paragraph-properties fo:margin-top="0in" fo:margin-bottom="0in" loext:contextual-spacing="true" fo:text-align="justify" style:justify-single-word="false"/>
      <style:text-properties officeooo:rsid="0004a4a6" officeooo:paragraph-rsid="0004a4a6"/>
    </style:style>
    <style:style style:name="P22" style:family="paragraph" style:parent-style-name="Text_20_body">
      <style:paragraph-properties fo:margin-top="0in" fo:margin-bottom="0in" loext:contextual-spacing="true" fo:text-align="justify" style:justify-single-word="false"/>
      <style:text-properties style:font-name="ConsolasLiberation Serif" fo:font-weight="bold" officeooo:rsid="0004a4a6" officeooo:paragraph-rsid="0004a4a6" style:font-weight-asian="bold" style:font-weight-complex="bold"/>
    </style:style>
    <style:style style:name="P23" style:family="paragraph" style:parent-style-name="Text_20_body" style:master-page-name="">
      <style:paragraph-properties fo:margin-top="0in" fo:margin-bottom="0in" loext:contextual-spacing="true" fo:text-align="justify" style:justify-single-word="false" style:page-number="auto"/>
      <style:text-properties style:font-name="Calibri" officeooo:rsid="00077ba0" officeooo:paragraph-rsid="00077ba0"/>
    </style:style>
    <style:style style:name="P24" style:family="paragraph" style:parent-style-name="Title">
      <style:paragraph-properties fo:margin-top="0in" fo:margin-bottom="0in" loext:contextual-spacing="true"/>
      <style:text-properties officeooo:rsid="00035e0d" officeooo:paragraph-rsid="00035e0d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style="italic" style:font-style-asian="italic" style:font-style-complex="italic"/>
    </style:style>
    <style:style style:name="T4" style:family="text"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Consolas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style:font-name="Consolas" fo:font-style="normal" style:text-underline-style="none" style:font-style-asian="normal" style:font-style-complex="normal"/>
    </style:style>
    <style:style style:name="T8" style:family="text">
      <style:text-properties style:font-name="Consolas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style:font-name="Consolas"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Цветан Георгиев Цветанов</text:p>
      <text:p text:style-name="P24">71473, Информационни Системи </text:p>
      <text:p text:style-name="P24">3-та група</text:p>
      <text:p text:style-name="P1">1. Зареждаме “internet.csv” в data frame:</text:p>
      <text:p text:style-name="P2">internetData = read.csv("internet.csv", header = TRUE)</text:p>
      <text:p text:style-name="P2"/>
      <text:p text:style-name="P3">2. Показваме първите шест елемента в <text:span text:style-name="T2">internetData</text:span><text:span text:style-name="T11">:</text:span></text:p>
      <text:p text:style-name="P4">head(internetData)</text:p>
      <text:p text:style-name="P4"/>
      <text:p text:style-name="P8">3. Взимаме имената на променливите:</text:p>
      <text:p text:style-name="P22">names(internetData)</text:p>
      <text:p text:style-name="P21"/>
      <text:p text:style-name="P23">4. Какъв тип данни се съдържат в <text:span text:style-name="T2">Internet_users</text:span>, <text:span text:style-name="T2">One_yr_growth</text:span>, <text:span text:style-name="T2">One_yr_population_change</text:span> и <text:span text:style-name="T10">Penetration</text:span>?</text:p>
      <text:p text:style-name="P9"><text:tab/><text:span text:style-name="T2">Internet_users</text:span> представя количествени данни,</text:p>
      <text:p text:style-name="P9"><text:tab/><text:span text:style-name="T2">One_yr_growth</text:span> представя количествени данни,</text:p>
      <text:p text:style-name="P9"><text:tab/><text:span text:style-name="T2">One_yr_population_change</text:span> представя качествени данни,</text:p>
      <text:p text:style-name="P9"><text:tab/><text:span text:style-name="T2">Penetration</text:span> представя количествени данни</text:p>
      <text:p text:style-name="P21"/>
      <text:p text:style-name="P10">5. Дескриптивни статистики за горе споменатите променливи:</text:p>
      <text:p text:style-name="P4">summary(internetData$Internet_users)</text:p>
      <text:p text:style-name="P4">summary(internetData$One_yr_growth)</text:p>
      <text:p text:style-name="P21"/>
      <text:p text:style-name="P18"><text:span text:style-name="T5">One_yr_population_change</text:span> е качествена, така че не можем да я представим чрез min, max и квартили.</text:p>
      <text:p text:style-name="P4">summary(internetData$One_yr_population_change)</text:p>
      <text:p text:style-name="P4"><text:s text:c="47"/></text:p>
      <text:p text:style-name="P4">summary(internetData$Penetration)</text:p>
      <text:p text:style-name="P21"/>
      <text:p text:style-name="P11">6. Страни с min/max Penetration:</text:p>
      <text:p text:style-name="P5">attach(internetData)</text:p>
      <text:p text:style-name="P5">internetData[Penetration == max(Penetration),] # max</text:p>
      <text:p text:style-name="P5">intrenetData[Penetration == min(Penetration),] # min</text:p>
      <text:p text:style-name="P5">detach(internetData)</text:p>
      <text:p text:style-name="P21"/>
      <text:p text:style-name="P12">7. <text:span text:style-name="T2">One_yr_growth</text:span> по-малка от 0.05:</text:p>
      <text:p text:style-name="P4">attach(internetData)</text:p>
      <text:p text:style-name="P4">internetData[One_yr_growth &lt; 0.05,]</text:p>
      <text:p text:style-name="P4">detach(internetData)</text:p>
      <text:p text:style-name="P21"/>
      <text:p text:style-name="P13">8. Хистограма на страните с негативен One_yr_population_change заедно с графика на плътността:</text:p>
      <text:p text:style-name="P4">attach(internetData)</text:p>
      <text:p text:style-name="P4">negativeGrowth = internetData[One_yr_population_change == "negative", "One_yr_growth"]</text:p>
      <text:p text:style-name="P4">hist(negativeGrowth, xlab="Negative growth", prob=T)</text:p>
      <text:p text:style-name="P4">lines(density(negativeGrowth), col="red")</text:p>
      <text:p text:style-name="P14">От графиката на плътността можем да видим, че процентът на нарастване не е симетричен.</text:p>
      <text:p text:style-name="P7">detach(internetData)</text:p>
      <text:p text:style-name="P15"><text:soft-page-break/></text:p>
      <text:p text:style-name="P19">9. Сравнение на <text:span text:style-name="T5">One_yr_growth</text:span> и <text:span text:style-name="T2">One_yr_population_change</text:span>:</text:p>
      <text:p text:style-name="P6">boxplot(internetData$One_yr_growth ~ internetData$One_yr_population_change)</text:p>
      <text:p text:style-name="P16">Имаме две категории данни – отрицателни и позитивни. Като използваме кутии с мустаци, можем ясно да видим разпределенията на нарастването на потребление за всяка категория.</text:p>
      <text:p text:style-name="P16">Можем да заключим, че има по-голямо позитивно нарастване, защото средното му е по-голямо от средното на отрицателното нарастване.</text:p>
      <text:p text:style-name="P21"/>
      <text:p text:style-name="P20">10. Връзка между <text:span text:style-name="T2">Internet_users</text:span> и <text:span text:style-name="T2">Penetration</text:span></text:p>
      <text:p text:style-name="P4">attach(internetData)</text:p>
      <text:p text:style-name="P4">plot(Internet_users, Penetration)</text:p>
      <text:p text:style-name="P4">abline(lm(Internet_users ~ Penetration), col="red")</text:p>
      <text:p text:style-name="P4">cor(rank(Internet_users), rank(Penetration))</text:p>
      <text:p text:style-name="P17">Според графиката не забелязваме връзка между <text:span text:style-name="T8">Internet_users</text:span> и <text:span text:style-name="T5">Penetration</text:span>. Изчисляването на коефициента на корелация прави това още по-очевидно.</text:p>
      <text:p text:style-name="P4">detach(internetDat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Consoloas" svg:font-family="Consoloas"/>
    <style:font-face style:name="ConsolasLiberation Serif" svg:font-family="'ConsolasLiberation Serif'" style:font-family-generic="roman"/>
    <style:font-face style:name="Calibri" svg:font-family="Calibri" style:font-family-generic="swiss"/>
    <style:font-face style:name="DejaVu Sans1" svg:font-family="'DejaVu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deha </meta:initial-creator>
    <meta:creation-date>2015-04-13T18:21:35.377196340</meta:creation-date>
    <dc:date>2015-04-13T18:46:56.082197019</dc:date>
    <dc:creator>emdeha </dc:creator>
    <meta:editing-duration>PT25M11S</meta:editing-duration>
    <meta:editing-cycles>19</meta:editing-cycles>
    <meta:generator>LibreOffice/4.3.3.2$Linux_X86_64 LibreOffice_project/430m0$Build-2</meta:generator>
    <meta:document-statistic meta:table-count="0" meta:image-count="0" meta:object-count="0" meta:page-count="3" meta:paragraph-count="48" meta:word-count="240" meta:character-count="2392" meta:non-whitespace-character-count="2146"/>
  </office:meta>
</office:document-meta>
</file>